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203">
            <text:p>20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84">
            <text:p>2084</text:p>
          </table:table-cell>
          <table:table-cell table:style-name="ce22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649">
            <text:p>17649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400">
            <text:p>40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155">
            <text:p>11155</text:p>
          </table:table-cell>
          <table:table-cell table:style-name="ce22" office:value-type="float" office:value="2490">
            <text:p>249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57">
            <text:p>1757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46">
            <text:p>1546</text:p>
          </table:table-cell>
          <table:table-cell table:style-name="ce22" office:value-type="float" office:value="425">
            <text:p>42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254">
            <text:p>13254</text:p>
          </table:table-cell>
          <table:table-cell table:style-name="ce22" office:value-type="float" office:value="986">
            <text:p>98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19">
            <text:p>1719</text:p>
          </table:table-cell>
          <table:table-cell table:style-name="ce22" office:value-type="float" office:value="214">
            <text:p>21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5399">
            <text:p>55399</text:p>
          </table:table-cell>
          <table:table-cell table:style-name="ce22" office:value-type="float" office:value="7250">
            <text:p>725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28">
            <text:p>12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749">
            <text:p>174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593">
            <text:p>2593</text:p>
          </table:table-cell>
          <table:table-cell table:style-name="ce22" office:value-type="float" office:value="630">
            <text:p>63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354">
            <text:p>10354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393">
            <text:p>18393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09">
            <text:p>1009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454">
            <text:p>5454</text:p>
          </table:table-cell>
          <table:table-cell table:style-name="ce22" office:value-type="float" office:value="762">
            <text:p>76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35">
            <text:p>173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711">
            <text:p>6711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002">
            <text:p>46002</text:p>
          </table:table-cell>
          <table:table-cell table:style-name="ce22" office:value-type="float" office:value="4256">
            <text:p>425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1937">
            <text:p>91937</text:p>
          </table:table-cell>
          <table:table-cell table:style-name="ce22" office:value-type="float" office:value="10036">
            <text:p>1003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7336">
            <text:p>147336</text:p>
          </table:table-cell>
          <table:table-cell table:style-name="ce22" office:value-type="float" office:value="17286">
            <text:p>1728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